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96d4"/>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b4ff"/>
    </style:style>
    <style:style style:name="gr4" style:family="graphic" style:parent-style-name="standard">
      <style:graphic-properties draw:stroke="none" svg:stroke-width="0.001cm" draw:fill-color="#005a80"/>
    </style:style>
    <style:style style:name="gr5" style:family="graphic" style:parent-style-name="standard">
      <style:graphic-properties draw:stroke="none" svg:stroke-width="0.001cm" draw:fill-color="#000000"/>
    </style:style>
    <style:style style:name="gr6" style:family="graphic" style:parent-style-name="standard">
      <style:graphic-properties draw:stroke="none" svg:stroke-width="0.001cm" draw:fill-color="#ffffff"/>
    </style:style>
    <style:style style:name="gr7" style:family="graphic" style:parent-style-name="standard">
      <style:graphic-properties draw:stroke="none" svg:stroke-width="0.001cm" draw:fill-color="#e4405c"/>
    </style:style>
  </office:automatic-styles>
  <office:body>
    <office:drawing>
      <draw:page draw:name="page1" draw:style-name="dp1" draw:master-page-name="Default">
        <draw:g>
          <draw:glue-point draw:id="4" svg:x="-3.874cm" svg:y="-5cm"/>
          <draw:glue-point draw:id="5" svg:x="5cm" svg:y="-5cm"/>
          <draw:glue-point draw:id="6" svg:x="0.562cm" svg:y="-5cm"/>
          <draw:glue-point draw:id="7" svg:x="-5cm" svg:y="5cm"/>
          <draw:glue-point draw:id="8" svg:x="3.869cm" svg:y="5cm"/>
          <draw:glue-point draw:id="9" svg:x="-0.566cm" svg:y="5cm"/>
          <draw:glue-point draw:id="10" svg:x="-5cm" svg:y="-3.936cm"/>
          <draw:glue-point draw:id="11" svg:x="-5cm" svg:y="0.533cm"/>
          <draw:glue-point draw:id="12" svg:x="5cm" svg:y="3.851cm"/>
          <draw:glue-point draw:id="13" svg:x="5cm" svg:y="-0.575cm"/>
          <draw:glue-point draw:id="14" svg:x="-0.001cm" svg:y="-0.013cm"/>
          <draw:polygon draw:style-name="gr1" draw:layer="layout" svg:width="1.792cm" svg:height="1.787cm" svg:x="0cm" svg:y="0.213cm" svg:viewBox="0 0 1793 1788" draw:points="0,0 0,1788 1793,1788 1793,0">
            <text:p/>
          </draw:polygon>
          <draw:polygon draw:style-name="gr2" draw:layer="layout" svg:width="1.792cm" svg:height="1.787cm" svg:x="0cm" svg:y="0.213cm" svg:viewBox="0 0 1793 1788" draw:points="0,0 0,1788 1793,1788 1793,0">
            <text:p/>
          </draw:polygon>
          <draw:polygon draw:style-name="gr3" draw:layer="layout" svg:width="2.021cm" svg:height="0.213cm" svg:x="0cm" svg:y="0cm" svg:viewBox="0 0 2022 214" draw:points="0,214 227,0 2022,0 1793,214">
            <text:p/>
          </draw:polygon>
          <draw:polygon draw:style-name="gr2" draw:layer="layout" svg:width="2.021cm" svg:height="0.213cm" svg:x="0cm" svg:y="0cm" svg:viewBox="0 0 2022 214" draw:points="0,214 227,0 2022,0 1793,214">
            <text:p/>
          </draw:polygon>
          <draw:polygon draw:style-name="gr4" draw:layer="layout" svg:width="0.228cm" svg:height="1.983cm" svg:x="1.792cm" svg:y="0cm" svg:viewBox="0 0 229 1984" draw:points="0,212 229,0 229,1770 0,1984">
            <text:p/>
          </draw:polygon>
          <draw:polygon draw:style-name="gr2" draw:layer="layout" svg:width="0.228cm" svg:height="1.983cm" svg:x="1.792cm" svg:y="0cm" svg:viewBox="0 0 229 1984" draw:points="0,212 229,0 229,1770 0,1984">
            <text:p/>
          </draw:polygon>
          <draw:polygon draw:style-name="gr5" draw:layer="layout" svg:width="0.62cm" svg:height="0.279cm" svg:x="0.081cm" svg:y="0.95cm" svg:viewBox="0 0 621 280" draw:points="621,66 147,66 147,0 0,132 147,280 147,214 621,214">
            <text:p/>
          </draw:polygon>
          <draw:polygon draw:style-name="gr5" draw:layer="layout" svg:width="0.488cm" svg:height="0.491cm" svg:x="0.31cm" svg:y="0.525cm" svg:viewBox="0 0 489 492" draw:points="489,393 146,48 195,0 0,0 0,196 48,146 391,492">
            <text:p/>
          </draw:polygon>
          <draw:polygon draw:style-name="gr5" draw:layer="layout" svg:width="0.277cm" svg:height="0.623cm" svg:x="0.734cm" svg:y="0.295cm" svg:viewBox="0 0 278 624" draw:points="211,624 211,131 278,131 147,0 0,131 64,131 64,624">
            <text:p/>
          </draw:polygon>
          <draw:polygon draw:style-name="gr5" draw:layer="layout" svg:width="0.489cm" svg:height="0.491cm" svg:x="0.944cm" svg:y="0.525cm" svg:viewBox="0 0 490 492" draw:points="98,492 441,146 490,196 490,0 294,0 343,48 0,393">
            <text:p/>
          </draw:polygon>
          <draw:polygon draw:style-name="gr5" draw:layer="layout" svg:width="0.619cm" svg:height="0.279cm" svg:x="1.043cm" svg:y="0.95cm" svg:viewBox="0 0 620 280" draw:points="0,214 489,214 489,280 620,132 489,0 489,66 0,66">
            <text:p/>
          </draw:polygon>
          <draw:polygon draw:style-name="gr5" draw:layer="layout" svg:width="0.489cm" svg:height="0.492cm" svg:x="0.944cm" svg:y="1.164cm" svg:viewBox="0 0 490 493" draw:points="0,98 343,443 294,493 490,476 490,296 441,345 98,0">
            <text:p/>
          </draw:polygon>
          <draw:polygon draw:style-name="gr5" draw:layer="layout" svg:width="0.277cm" svg:height="0.623cm" svg:x="0.734cm" svg:y="1.262cm" svg:viewBox="0 0 278 624" draw:points="64,0 64,493 0,493 147,624 278,493 211,493 211,0">
            <text:p/>
          </draw:polygon>
          <draw:polygon draw:style-name="gr5" draw:layer="layout" svg:width="0.488cm" svg:height="0.492cm" svg:x="0.31cm" svg:y="1.164cm" svg:viewBox="0 0 489 493" draw:points="391,0 48,345 0,296 0,493 195,493 146,443 489,98">
            <text:p/>
          </draw:polygon>
          <draw:polygon draw:style-name="gr6" draw:layer="layout" svg:width="0.619cm" svg:height="0.279cm" svg:x="0.097cm" svg:y="0.967cm" svg:viewBox="0 0 620 280" draw:points="620,65 147,65 147,0 0,131 147,280 147,214 620,214">
            <text:p/>
          </draw:polygon>
          <draw:polygon draw:style-name="gr6" draw:layer="layout" svg:width="0.489cm" svg:height="0.492cm" svg:x="0.325cm" svg:y="0.541cm" svg:viewBox="0 0 490 493" draw:points="490,394 147,48 196,0 0,0 0,197 48,147 391,493">
            <text:p/>
          </draw:polygon>
          <draw:polygon draw:style-name="gr6" draw:layer="layout" svg:width="0.277cm" svg:height="0.623cm" svg:x="0.75cm" svg:y="0.311cm" svg:viewBox="0 0 278 624" draw:points="212,624 212,130 278,130 146,0 0,130 65,130 65,624">
            <text:p/>
          </draw:polygon>
          <draw:polygon draw:style-name="gr6" draw:layer="layout" svg:width="0.489cm" svg:height="0.492cm" svg:x="0.961cm" svg:y="0.541cm" svg:viewBox="0 0 490 493" draw:points="98,493 441,147 490,197 490,0 293,0 342,48 0,394">
            <text:p/>
          </draw:polygon>
          <draw:polygon draw:style-name="gr6" draw:layer="layout" svg:width="0.619cm" svg:height="0.279cm" svg:x="1.059cm" svg:y="0.967cm" svg:viewBox="0 0 620 280" draw:points="0,214 488,214 488,280 620,131 488,0 488,65 0,65">
            <text:p/>
          </draw:polygon>
          <draw:polygon draw:style-name="gr6" draw:layer="layout" svg:width="0.489cm" svg:height="0.491cm" svg:x="0.961cm" svg:y="1.181cm" svg:viewBox="0 0 490 492" draw:points="0,98 342,443 293,492 490,476 490,295 441,344 98,0">
            <text:p/>
          </draw:polygon>
          <draw:polygon draw:style-name="gr6" draw:layer="layout" svg:width="0.277cm" svg:height="0.623cm" svg:x="0.75cm" svg:y="1.279cm" svg:viewBox="0 0 278 624" draw:points="65,0 65,491 0,491 146,624 278,491 212,491 212,0">
            <text:p/>
          </draw:polygon>
          <draw:polygon draw:style-name="gr6" draw:layer="layout" svg:width="0.489cm" svg:height="0.491cm" svg:x="0.325cm" svg:y="1.181cm" svg:viewBox="0 0 490 492" draw:points="391,0 48,344 0,295 0,492 196,492 147,443 490,98">
            <text:p/>
          </draw:polygon>
          <draw:polygon draw:style-name="gr5" draw:layer="layout" svg:width="0.538cm" svg:height="0.541cm" svg:x="0.602cm" svg:y="0.836cm" svg:viewBox="0 0 539 542" draw:points="539,271 538,257 536,243 535,229 533,216 529,202 525,189 521,176 516,164 511,151 504,139 497,127 490,115 481,104 473,94 464,84 455,74 444,65 433,56 423,48 411,41 399,33 387,27 375,22 362,17 349,12 336,8 323,5 310,3 296,1 283,0 269,0 256,0 242,1 228,3 215,5 201,8 188,12 175,17 162,22 150,27 138,33 127,41 115,48 104,56 94,65 83,74 74,84 64,94 57,104 48,115 40,127 34,139 27,151 21,164 17,176 13,189 8,202 5,216 3,229 1,243 0,257 0,271 0,284 1,298 3,312 5,325 8,339 13,352 17,365 21,377 27,390 34,402 40,414 48,426 57,437 64,447 74,457 83,467 94,476 104,485 115,493 127,501 138,507 150,514 162,520 175,525 188,528 201,533 215,536 228,538 242,540 256,541 269,542 283,541 296,540 310,538 323,536 336,533 349,528 362,525 375,520 387,514 399,507 411,501 423,493 433,485 444,476 455,467 464,457 473,447 481,437 490,426 497,414 504,402 511,390 516,377 521,365 525,352 529,339 533,325 535,312 536,298 538,284">
            <text:p/>
          </draw:polygon>
          <draw:polygon draw:style-name="gr6" draw:layer="layout" svg:width="0.538cm" svg:height="0.54cm" svg:x="0.635cm" svg:y="0.869cm" svg:viewBox="0 0 539 541" draw:points="539,270 539,257 537,243 535,229 533,215 530,202 526,189 522,176 517,164 511,151 504,139 498,127 491,115 482,104 474,94 464,84 454,74 444,65 434,56 423,48 412,40 400,34 388,27 376,21 363,16 350,12 336,8 323,5 310,3 296,1 283,0 269,0 256,0 242,1 228,3 215,5 202,8 188,12 176,16 163,21 151,27 139,34 127,40 116,48 104,56 94,65 84,74 74,84 64,94 56,104 48,115 40,127 34,139 27,151 21,164 16,176 12,189 8,202 5,215 3,229 2,243 0,257 0,270 0,284 2,298 3,310 5,324 8,338 12,351 16,364 21,377 27,389 34,402 40,413 48,425 56,436 64,446 74,457 84,466 94,476 104,484 116,492 127,499 139,507 151,513 163,519 176,524 188,528 202,532 215,535 228,537 242,539 256,541 269,541 283,541 296,539 310,537 323,535 336,532 350,528 363,524 376,519 388,513 400,507 412,499 423,492 434,484 444,476 454,466 464,457 474,446 482,436 491,425 498,413 504,402 511,389 517,377 522,364 526,351 530,338 533,324 535,310 537,298 539,284">
            <text:p/>
          </draw:polygon>
          <draw:polygon draw:style-name="gr7" draw:layer="layout" svg:width="0.538cm" svg:height="0.54cm" svg:x="0.618cm" svg:y="0.853cm" svg:viewBox="0 0 539 541" draw:points="539,270 538,256 537,242 535,229 533,215 530,202 526,189 522,176 517,164 511,151 504,139 498,127 490,115 482,104 474,94 465,84 454,74 445,65 434,56 423,48 411,40 399,33 388,27 376,21 362,16 350,11 337,8 323,5 310,2 297,1 282,0 269,0 255,0 242,1 228,2 215,5 201,8 189,11 176,16 162,21 150,27 139,33 127,40 115,48 105,56 94,65 84,74 74,84 65,94 57,104 48,115 41,127 33,139 27,151 21,164 16,176 13,189 9,202 5,215 3,229 1,242 0,256 0,270 0,284 1,298 3,311 5,325 9,338 13,351 16,364 21,376 27,389 33,401 41,413 48,425 57,436 65,446 74,456 84,466 94,475 105,484 115,492 127,500 139,506 150,513 162,519 176,524 189,528 201,532 215,535 228,538 242,539 255,540 269,541 282,540 297,539 310,538 323,535 337,532 350,528 362,524 376,519 388,513 399,506 411,500 423,492 434,484 445,475 454,466 465,456 474,446 482,436 490,425 498,413 504,401 511,389 517,376 522,364 526,351 530,338 533,325 535,311 537,298 538,284">
            <text:p/>
          </draw:polygon>
          <draw:path draw:style-name="gr5" draw:layer="layout" svg:width="0.227cm" svg:height="0.292cm" svg:x="0.714cm" svg:y="0.991cm" svg:viewBox="0 0 228 293" svg:d="m0 195 55-5c3 19 10 33 21 41 9 9 23 13 40 13 18 0 32-4 41-11 10-8 13-17 13-28 0-6-1-12-5-17-4-4-10-9-20-12-6-3-22-7-46-12-30-8-52-18-63-29-18-15-26-34-26-56 0-15 3-28 12-41 8-12 20-22 35-28s34-10 55-10c35 0 62 7 80 23s27 37 28 63l-57 2c-2-14-7-25-15-32-9-6-21-9-36-9-16 0-30 4-39 10-6 5-9 11-9 17 0 7 2 13 8 18 8 6 25 12 52 19 28 6 49 13 62 20 12 7 24 17 31 28 7 14 11 29 11 46 0 16-5 31-14 45-9 15-21 25-38 32-15 7-36 11-60 11-36 0-63-9-82-26l-20-16-11-24z">
            <text:p/>
          </draw:path>
          <draw:path draw:style-name="gr5" draw:layer="layout" svg:width="0.053cm" svg:height="0.282cm" svg:x="0.984cm" svg:y="0.996cm" svg:viewBox="0 0 54 283" svg:d="m0 50v-50h54v50zm-54 233v-206h54v206z">
            <text:p/>
          </draw:path>
          <draw:path draw:style-name="gr6" draw:layer="layout" svg:width="0.228cm" svg:height="0.292cm" svg:x="0.697cm" svg:y="0.975cm" svg:viewBox="0 0 229 293" svg:d="m0 196 55-6c4 19 10 32 21 41 10 9 24 14 41 14 19 0 32-5 41-13 10-7 14-16 14-26 0-7-2-13-6-18-4-4-10-8-21-12-6-3-21-7-45-12-31-8-52-18-63-29-19-15-27-34-27-56 0-15 4-28 13-41 7-12 20-22 34-28 16-7 35-10 56-10 35 0 62 7 79 23 19 16 28 37 28 63l-56 1c-3-14-7-24-15-31-9-6-21-9-36-9-18 0-30 4-40 10-5 4-8 10-8 18 0 7 2 12 8 17 8 6 24 12 52 19 27 6 48 14 62 20 12 7 24 17 30 29 8 12 12 27 12 45 0 17-5 32-14 46-8 14-22 24-38 31s-36 11-61 11c-35 0-62-9-82-26l-19-16-11-24z">
            <text:p/>
          </draw:path>
          <draw:path draw:style-name="gr6" draw:layer="layout" svg:width="0.054cm" svg:height="0.282cm" svg:x="0.967cm" svg:y="0.98cm" svg:viewBox="0 0 55 283" svg:d="m0 50v-50h55v50zm-55 233v-206h55v206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Multilayer Switch with Silicon</dc:title>
    <meta:creation-date>2011-02-07T16:36:48</meta:creation-date>
    <meta:editing-duration>P0D</meta:editing-duration>
    <meta:editing-cycles>1</meta:editing-cycles>
    <meta:document-statistic meta:object-count="30"/>
    <meta:generator>OpenOffice.org/3.3$Linux OpenOffice.org_project/330m20$Build-9567</meta:generator>
  </office:meta>
</office:document-meta>
</file>